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100%" draw:opacity-name="" fo:min-height="4.576cm"/>
    </style:style>
    <style:style style:name="gr2" style:family="graphic" style:parent-style-name="objectwithoutfill">
      <style:graphic-properties svg:stroke-width="0.102cm" svg:stroke-color="#99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solid" svg:stroke-width="0.102cm" svg:stroke-color="#66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2.671cm"/>
    </style:style>
    <style:style style:name="gr5" style:family="graphic" style:parent-style-name="standard">
      <style:graphic-properties draw:stroke="none" svg:stroke-color="#000000" draw:fill="none" draw:fill-color="#ffffff" fo:min-height="3.555cm"/>
    </style:style>
    <style:style style:name="gr6" style:family="graphic" style:parent-style-name="standard">
      <style:graphic-properties draw:stroke="none" svg:stroke-color="#000000" draw:fill="none" draw:fill-color="#ffffff" fo:min-height="4.341cm"/>
    </style:style>
    <style:style style:name="P1" style:family="paragraph">
      <loext:graphic-properties draw:fill="solid" draw:fill-color="#ffffff" draw:opacity="100%"/>
      <style:text-properties style:text-underline-style="solid" style:text-underline-width="auto" style:text-underline-color="font-color" fo:font-weight="bold" fo:background-color="#eeeeee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2pt" style:font-size-asian="18pt" style:font-weight-asian="normal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2pt" fo:font-weight="bold" style:font-size-asian="18pt" style:font-weight-asian="normal" style:font-size-complex="18pt" style:font-weight-complex="bold"/>
    </style:style>
    <style:style style:name="T4" style:family="text">
      <style:text-properties fo:font-size="22pt" style:font-size-asian="18pt" style:font-weight-asian="normal" style:font-size-complex="18pt"/>
    </style:style>
    <style:style style:name="T5" style:family="text">
      <style:text-properties fo:font-size="22pt" fo:font-style="italic" style:font-size-asian="18pt" style:font-style-asian="italic" style:font-weight-asian="normal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4.826cm" svg:x="0.889cm" svg:y="3.048cm">
          <draw:text-box>
            <text:p><text:span text:style-name="T1">The complex</text:span></text:p>
            <text:p><text:span text:style-name="T2">- Simple or difficult</text:span></text:p>
            <text:p><text:span text:style-name="T2">- Many participants</text:span></text:p>
            <text:p><text:span text:style-name="T2">- Across organizations</text:span></text:p>
          </draw:text-box>
        </draw:frame>
        <draw:path draw:style-name="gr2" draw:text-style-name="P2" draw:layer="layout" svg:width="27.584cm" svg:height="12.405cm" draw:transform="skewX (0.45570546769572) rotate (0.593761011528471) translate (1.0160000074004cm 11.8110000532204cm)" svg:viewBox="0 0 27585 12406" svg:d="M0 0c21260 0 27585 12406 27585 12406">
          <text:p/>
        </draw:path>
        <draw:path draw:style-name="gr3" draw:text-style-name="P2" draw:layer="layout" svg:width="10.253cm" svg:height="8.06cm" draw:transform="skewX (-0.12932889757278) rotate (-0.467224640758883) translate (7.11200000035043cm 1.77799999900269cm)" svg:viewBox="0 0 10254 8061" svg:d="M0 0c12590 0 10042 8061 10042 8061">
          <text:p/>
        </draw:path>
        <draw:frame draw:style-name="gr4" draw:text-style-name="P3" draw:layer="layout" svg:width="12.192cm" svg:height="2.921cm" svg:x="12.192cm" svg:y="1.651cm">
          <draw:text-box>
            <text:p><text:span text:style-name="T1">The difficult or complicated</text:span></text:p>
            <text:p>- Need a testable hypothesis</text:p>
            <text:p>- Don't try to predict the oil price</text:p>
          </draw:text-box>
        </draw:frame>
        <draw:frame draw:style-name="gr5" draw:text-style-name="P3" draw:layer="layout" svg:width="8.382cm" svg:height="3.806cm" svg:x="15.24cm" svg:y="8.386cm">
          <draw:text-box>
            <text:p><text:span text:style-name="T1">The simple</text:span></text:p>
            <text:p>- Product evolves / dies</text:p>
            <text:p>- Not easy</text:p>
            <text:p/>
            <text:p/>
          </draw:text-box>
        </draw:frame>
        <draw:frame draw:style-name="gr6" draw:text-style-name="P4" draw:layer="layout" svg:width="6.35cm" svg:height="4.591cm" svg:x="5.715cm" svg:y="9.525cm">
          <draw:text-box>
            <text:p><text:span text:style-name="T3">DIFFERENT PROBLEMS</text:span></text:p>
            <text:p><text:span text:style-name="T4"/></text:p>
            <text:p><text:span text:style-name="T5">DIFFERENT SOLU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tian DGO)</meta:initial-creator>
    <meta:creation-date>2017-11-20T11:52:16.967033592</meta:creation-date>
    <dc:date>2017-11-20T13:12:40.203539018</dc:date>
    <dc:creator>Kristian DGO)</dc:creator>
    <meta:editing-duration>PT28M4S</meta:editing-duration>
    <meta:editing-cycles>3</meta:editing-cycles>
    <meta:generator>LibreOffice/5.0.6.2$Linux_X86_64 LibreOffice_project/00$Build-2</meta:generator>
    <meta:document-statistic meta:object-count="6"/>
  </office:meta>
</office:document-meta>
</file>